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sfs101" svg:font-family="rsfs10"/>
    <style:font-face style:name="Liberation Sans2" svg:font-family="'Liberatio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rsfs10" svg:font-family="rsfs10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e295" draw:opacity="100%" draw:textarea-horizontal-align="justify" draw:textarea-vertical-align="middle" draw:auto-grow-height="false" fo:min-height="10.35cm" fo:min-width="7.476cm" draw:shadow-opacity="100%"/>
    </style:style>
    <style:style style:name="gr2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9.85cm" fo:min-width="3.3cm"/>
    </style:style>
    <style:style style:name="gr3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3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14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1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solid" draw:fill-color="#ffe295" draw:opacity="100%"/>
      <style:paragraph-properties fo:text-align="center"/>
      <style:text-properties fo:font-size="22pt"/>
    </style:style>
    <style:style style:name="P2" style:family="paragraph">
      <loext:graphic-properties draw:fill="solid" draw:fill-color="#ffcb0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/>
    </style:style>
    <style:style style:name="P7" style:family="paragraph">
      <loext:graphic-properties draw:fill="solid" draw:fill-color="#ffe295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2" fo:font-size="22pt" style:font-name-asian="Liberation Sans2" style:font-name-complex="Liberation Sans2"/>
    </style:style>
    <style:style style:name="T5" style:family="text">
      <style:text-properties style:font-name="rsfs101" style:font-name-asian="rsfs101" style:font-name-complex="rsfs101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76cm" svg:height="10.6cm" svg:x="4.02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0.1cm" svg:x="7.85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2cm" svg:x="4.748cm" svg:y="3.3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cm" svg:height="1.517cm" svg:x="4.948cm" svg:y="3.637cm">
          <draw:text-box>
            <text:p><text:span text:style-name="T1">E</text:span></text:p>
          </draw:text-box>
        </draw:frame>
        <draw:custom-shape draw:style-name="gr3" draw:text-style-name="P3" draw:layer="layout" svg:width="1.9cm" svg:height="2cm" svg:x="8.8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2cm" svg:y="2.2cm">
          <draw:text-box>
            <text:p><text:span text:style-name="T1">I</text:span><text:span text:style-name="T2">a</text:span></text:p>
          </draw:text-box>
        </draw:frame>
        <draw:custom-shape draw:style-name="gr3" draw:text-style-name="P3" draw:layer="layout" svg:width="1.9cm" svg:height="2cm" svg:x="8.9cm" svg:y="5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441cm" svg:y="5.8cm">
          <draw:text-box>
            <text:p><text:span text:style-name="T1">I</text:span><text:span text:style-name="T2">p</text:span></text:p>
          </draw:text-box>
        </draw:frame>
        <draw:custom-shape draw:style-name="gr6" draw:text-style-name="P3" draw:layer="layout" svg:width="1.875cm" svg:height="2cm" svg:x="9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2cm" svg:height="1.786cm" svg:x="9.366cm" svg:y="9.2cm">
          <draw:text-box>
            <text:p><text:span text:style-name="T1">I</text:span><text:span text:style-name="T2">s</text:span></text:p>
          </draw:text-box>
        </draw:frame>
        <draw:frame draw:style-name="gr7" draw:text-style-name="P4" draw:layer="layout" svg:width="1.7cm" svg:height="1.7cm" svg:x="13.248cm" svg:y="3.551cm">
          <draw:text-box>
            <text:p><text:span text:style-name="T1">R</text:span></text:p>
          </draw:text-box>
        </draw:frame>
        <draw:custom-shape draw:style-name="gr3" draw:text-style-name="P3" draw:layer="layout" svg:width="1.9cm" svg:height="2cm" svg:x="13.042cm" svg:y="3.351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8cm" svg:y1="4.1cm" svg:x2="8.8cm" svg:y2="3cm">
          <text:p/>
        </draw:line>
        <draw:custom-shape draw:style-name="gr3" draw:text-style-name="P3" draw:layer="layout" svg:width="1.9cm" svg:height="2cm" svg:x="1.248cm" svg:y="3.3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cm" svg:height="1.517cm" svg:x="1.648cm" svg:y="3.654cm">
          <draw:text-box>
            <text:p><text:span text:style-name="T1">S</text:span></text:p>
          </draw:text-box>
        </draw:frame>
        <draw:line draw:style-name="gr8" draw:text-style-name="P5" draw:layer="layout" svg:x1="3.148cm" svg:y1="4.454cm" svg:x2="4.748cm" svg:y2="4.454cm">
          <text:p/>
        </draw:line>
        <draw:line draw:style-name="gr8" draw:text-style-name="P5" draw:layer="layout" svg:x1="6.648cm" svg:y1="4.954cm" svg:x2="8.748cm" svg:y2="6.554cm">
          <text:p/>
        </draw:line>
        <draw:line draw:style-name="gr8" draw:text-style-name="P5" draw:layer="layout" svg:x1="10.8cm" svg:y1="3cm" svg:x2="13.1cm" svg:y2="4cm">
          <text:p/>
        </draw:line>
        <draw:line draw:style-name="gr8" draw:text-style-name="P5" draw:layer="layout" svg:x1="10.941cm" svg:y1="9.897cm" svg:x2="13.6cm" svg:y2="5.5cm">
          <text:p/>
        </draw:line>
        <draw:line draw:style-name="gr8" draw:text-style-name="P5" draw:layer="layout" svg:x1="10.041cm" svg:y1="7.7cm" svg:x2="10cm" svg:y2="9cm">
          <text:p/>
        </draw:line>
        <draw:frame draw:style-name="gr9" draw:text-style-name="P6" draw:layer="layout" svg:width="1.4cm" svg:height="1.003cm" svg:x="6.7cm" svg:y="2.697cm">
          <draw:text-box>
            <text:p><text:span text:style-name="T3">ασ</text:span></text:p>
          </draw:text-box>
        </draw:frame>
        <draw:frame draw:style-name="gr10" draw:text-style-name="P6" draw:layer="layout" svg:width="2.6cm" svg:height="1.173cm" svg:x="5.8cm" svg:y="5.7cm">
          <draw:text-box>
            <text:p><text:span text:style-name="T3">(1-α)σ</text:span></text:p>
          </draw:text-box>
        </draw:frame>
        <draw:frame draw:style-name="gr11" draw:text-style-name="P6" draw:layer="layout" svg:width="0.875cm" svg:height="1.119cm" svg:x="8.925cm" svg:y="7.8cm">
          <draw:text-box>
            <text:p><text:span text:style-name="T4">ς</text:span></text:p>
          </draw:text-box>
        </draw:frame>
        <draw:frame draw:style-name="gr12" draw:text-style-name="P6" draw:layer="layout" svg:width="1.9cm" svg:height="1.018cm" svg:x="3.148cm" svg:y="4.392cm">
          <draw:text-box>
            <text:p><text:span text:style-name="T3">“</text:span><text:span text:style-name="T5">β</text:span><text:span text:style-name="T3">”</text:span></text:p>
          </draw:text-box>
        </draw:frame>
        <draw:custom-shape draw:style-name="gr13" draw:text-style-name="P7" draw:layer="layout" svg:width="0.7cm" svg:height="0.6cm" svg:x="1.8cm" svg:y="12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cm" svg:height="0.6cm" svg:x="1.8cm" svg:y="13.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1.2cm" svg:height="0.839cm" svg:x="2.6cm" svg:y="12.2cm">
          <draw:text-box>
            <text:p><text:span text:style-name="T6">Subepidemic</text:span></text:p>
          </draw:text-box>
        </draw:frame>
        <draw:frame draw:style-name="gr15" draw:text-style-name="P8" draw:layer="layout" svg:width="11.2cm" svg:height="0.839cm" svg:x="2.6cm" svg:y="13.161cm">
          <draw:text-box>
            <text:p><text:span text:style-name="T6">Infectious states</text:span></text:p>
          </draw:text-box>
        </draw:frame>
        <draw:line draw:style-name="gr8" draw:text-style-name="P5" draw:layer="layout" svg:x1="6.648cm" svg:y1="4.551cm" svg:x2="13.048cm" svg:y2="4.551cm">
          <text:p/>
        </draw:line>
        <draw:line draw:style-name="gr8" draw:text-style-name="P5" draw:layer="layout" svg:x1="11cm" svg:y1="6.8cm" svg:x2="13cm" svg:y2="4.9cm">
          <text:p/>
        </draw:line>
        <draw:frame draw:style-name="gr16" draw:text-style-name="P6" draw:layer="layout" svg:width="3.719cm" svg:height="1.119cm" svg:x="12.1cm" svg:y="7.8cm">
          <draw:text-box>
            <text:p><text:span text:style-name="T4">η+θ+ϱ</text:span></text:p>
          </draw:text-box>
        </draw:frame>
        <draw:frame draw:style-name="gr11" draw:text-style-name="P6" draw:layer="layout" svg:width="0.875cm" svg:height="1.119cm" svg:x="8.926cm" svg:y="7.801cm">
          <draw:text-box>
            <text:p><text:span text:style-name="T4">ς</text:span></text:p>
          </draw:text-box>
        </draw:frame>
        <draw:frame draw:style-name="gr17" draw:text-style-name="P6" draw:layer="layout" svg:width="0.934cm" svg:height="1.119cm" svg:x="11.4cm" svg:y="6.2cm">
          <draw:text-box>
            <text:p><text:span text:style-name="T4">θ</text:span></text:p>
          </draw:text-box>
        </draw:frame>
        <draw:frame draw:style-name="gr17" draw:text-style-name="P6" draw:layer="layout" svg:width="0.934cm" svg:height="1.119cm" svg:x="8cm" svg:y="4.5cm">
          <draw:text-box>
            <text:p><text:span text:style-name="T4">θ</text:span></text:p>
          </draw:text-box>
        </draw:frame>
        <draw:frame draw:style-name="gr18" draw:text-style-name="P9" draw:layer="layout" svg:width="0.7cm" svg:height="1.1cm" svg:x="14.315cm" svg:y="8.264cm">
          <draw:text-box>
            <text:p><text:span text:style-name="T7">s</text:span></text:p>
          </draw:text-box>
        </draw:frame>
        <draw:frame draw:style-name="gr16" draw:text-style-name="P6" draw:layer="layout" svg:width="3.719cm" svg:height="1.119cm" svg:x="11cm" svg:y="1.981cm">
          <draw:text-box>
            <text:p><text:span text:style-name="T4">θ+ϱ</text:span></text:p>
          </draw:text-box>
        </draw:frame>
        <draw:frame draw:style-name="gr18" draw:text-style-name="P9" draw:layer="layout" svg:width="0.7cm" svg:height="1.1cm" svg:x="12.4cm" svg:y="2.5cm">
          <draw:text-box>
            <text:p><text:span text:style-name="T7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sfs101" svg:font-family="rsfs10"/>
    <style:font-face style:name="Liberation Sans2" svg:font-family="'Liberatio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rsfs10" svg:font-family="rsfs10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7:42:18.228014047</meta:creation-date>
    <dc:date>2021-02-15T15:00:39.423379285</dc:date>
    <meta:editing-duration>PT35M41S</meta:editing-duration>
    <meta:editing-cycles>13</meta:editing-cycles>
    <meta:generator>LibreOffice/6.4.6.2$Linux_X86_64 LibreOffice_project/40$Build-2</meta:generator>
    <meta:document-statistic meta:object-count="37"/>
  </office:meta>
</office:document-meta>
</file>